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2204" officeooo:paragraph-rsid="00012204"/>
    </style:style>
    <style:style style:name="P2" style:family="paragraph" style:parent-style-name="Standard">
      <style:text-properties officeooo:rsid="000296c2" officeooo:paragraph-rsid="000296c2"/>
    </style:style>
    <style:style style:name="P3" style:family="paragraph" style:parent-style-name="Standard">
      <style:text-properties officeooo:rsid="0002a35d" officeooo:paragraph-rsid="0002a35d"/>
    </style:style>
    <style:style style:name="T1" style:family="text">
      <style:text-properties officeooo:rsid="000346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PWHsim Technical Explanation</text:p>
      <text:p text:style-name="P1"/>
      <text:p text:style-name="P2">update tank temps</text:p>
      <text:p text:style-name="P2"/>
      <text:p text:style-name="P3">heat source choice logic – flow chart?</text:p>
      <text:p text:style-name="P3"/>
      <text:p text:style-name="P3">heating logic – loop over heat sources; if time left, subtract used time and turn on next if !shutsOff</text:p>
      <text:p text:style-name="P3"><text:tab/>addHeat</text:p>
      <text:p text:style-name="P3"><text:tab/><text:tab/><text:span text:style-name="T1">calcHeatDist</text:span></text:p>
      <text:p text:style-name="P3"><text:tab/><text:tab/><text:span text:style-name="T1">getCapacity</text:span></text:p>
      <text:p text:style-name="P3"><text:tab/><text:tab/><text:span text:style-name="T1">addHeatAboveNode – heat percent according to heatDist</text:span></text:p>
      <text:p text:style-name="P3"><text:tab/><text:tab/><text:span text:style-name="T1">OR addHeatExtern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6:31.578849357</meta:creation-date>
    <dc:date>2016-02-18T18:24:12.090880497</dc:date>
    <meta:editing-duration>PT18M4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41" meta:character-count="296" meta:non-whitespace-character-count="252"/>
  </office:meta>
</office:document-meta>
</file>